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>
      <style:paragraph-properties fo:margin-left="1.259cm" fo:margin-right="0cm" fo:margin-top="0cm" fo:margin-bottom="0cm" style:contextual-spacing="true" fo:line-height="100%" fo:text-align="justify" style:justify-single-word="false" fo:text-indent="-0.63cm" style:auto-text-indent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>
        <style:tab-stops>
          <style:tab-stop style:position="6.267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language="en" fo:country="US" officeooo:rsid="000f97e6" officeooo:paragraph-rsid="000f97e6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5" style:family="paragraph" style:parent-style-name="Standard">
      <style:paragraph-properties fo:margin-top="0cm" fo:margin-bottom="0cm" style:contextual-spacing="false" style:line-height-at-least="0.794cm"/>
      <style:text-properties fo:color="#000000" loext:opacity="100%" style:font-name="Droid Sans Mono" fo:font-size="16.5pt" fo:font-weight="normal" fo:background-color="#ffffff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8" style:family="paragraph" style:parent-style-name="Standard">
      <style:paragraph-properties fo:line-height="100%"/>
      <style:text-properties fo:color="#000000" loext:opacity="100%" style:font-name="Liberation Serif" fo:font-size="12pt" fo:language="en" fo:country="US" fo:font-weight="normal" officeooo:rsid="000f97e6" officeooo:paragraph-rsid="000f97e6" fo:background-color="#ffffff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margin-left="-1.501cm" fo:margin-right="0cm" fo:margin-top="0cm" fo:margin-bottom="0cm" style:contextual-spacing="false" fo:line-height="10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010b238"/>
    </style:style>
    <style:style style:name="P27" style:family="paragraph" style:parent-style-name="Standard">
      <style:paragraph-properties fo:margin-top="0cm" fo:margin-bottom="0cm" style:contextual-spacing="false"/>
    </style:style>
    <style:style style:name="P28" style:family="paragraph" style:parent-style-name="Standard">
      <style:paragraph-properties fo:margin-top="0cm" fo:margin-bottom="0cm" style:contextual-spacing="false" fo:line-height="80%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2" style:family="paragraph" style:parent-style-name="Standard">
      <style:paragraph-properties fo:line-height="100%"/>
      <style:text-properties fo:font-size="12pt" fo:font-weight="bold" officeooo:rsid="0010b238" officeooo:paragraph-rsid="0010b23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34" style:family="paragraph" style:parent-style-name="Standard">
      <style:paragraph-properties fo:line-height="100%"/>
      <style:text-properties fo:color="#0000ff" loext:opacity="100%" style:font-name="Droid Sans Mono" fo:font-size="12pt" fo:font-weight="normal" fo:background-color="#ffffff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Droid Sans Mono" fo:font-size="12pt" fo:font-weight="normal" fo:background-color="#ffffff" style:font-size-asian="12pt" style:font-size-complex="12pt"/>
    </style:style>
    <style:style style:name="P36" style:family="paragraph" style:parent-style-name="Standard">
      <style:text-properties fo:font-weight="bold" officeooo:rsid="00106e95" officeooo:paragraph-rsid="00106e95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10b238" style:font-size-asian="14pt" style:font-name-complex="Times New Roman1" style:font-size-complex="14pt"/>
    </style:style>
    <style:style style:name="T9" style:family="text">
      <style:text-properties style:font-name="Times New Roman" fo:language="en" fo:country="US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0f97e6" style:font-name-complex="Times New Roman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f97e6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officeooo:rsid="00126362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8" style:family="text">
      <style:text-properties style:use-window-font-color="true" loext:opacity="0%" style:font-name="Times New Roman" style:font-name-complex="Times New Roman1"/>
    </style:style>
    <style:style style:name="T19" style:family="text">
      <style:text-properties fo:color="#0000ff" loext:opacity="100%"/>
    </style:style>
    <style:style style:name="T20" style:family="text">
      <style:text-properties fo:color="#a31515" loext:opacity="100%"/>
    </style:style>
    <style:style style:name="T21" style:family="text">
      <style:text-properties fo:color="#098658" loext:opacity="100%"/>
    </style:style>
    <style:style style:name="T22" style:family="text">
      <style:text-properties fo:color="#008000" loext:opacity="100%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осковский Авиационный Институт</text:span></text:p>
      <text:p text:style-name="P5"><text:span text:style-name="T1">(Национальный Исследовательский Университет)</text:span></text:p>
      <text:p text:style-name="P7"/>
      <text:p text:style-name="P5"><text:span text:style-name="T1">Факультет информационных технологий и прикладной математики</text:span></text:p>
      <text:p text:style-name="P5"><text:span text:style-name="T1">Кафедра вычислительной математики и программирования</text:span></text:p>
      <text:p text:style-name="P8"/>
      <text:p text:style-name="P8"/>
      <text:p text:style-name="P5"><text:span text:style-name="T2">Лабораторная работа №5-7 по курсу</text:span><text:span text:style-name="T3"> </text:span></text:p>
      <text:p text:style-name="P5"><text:span text:style-name="T4">«Операционные системы»</text:span></text:p>
      <text:p text:style-name="Standard"><text:span text:style-name="T2"><text:tab/></text:span></text:p>
      <text:p text:style-name="P5"><text:span text:style-name="T3">УПРАВЛЕНИЕ СЕРВЕРАМИ СООБЩЕНИЙ</text:span></text:p>
      <text:p text:style-name="P5"><text:span text:style-name="T3">ПРИМЕНЕНИЕ ОТЛОЖЕННЫХ ВЫЧИСЛЕНИЙ</text:span></text:p>
      <text:p text:style-name="P5"><text:span text:style-name="T3">ИНТЕГРАЦИЯ ПРОГРАММНЫХ СИСТЕМ ДРУГ С ДРУГОМ</text:span></text:p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13">Студент: </text:span><text:span text:style-name="T14">Маношин Виталий Дмитриевич</text:span></text:p>
      <text:p text:style-name="P21"><text:span text:style-name="T13">Группа: М8О–2</text:span><text:span text:style-name="T14">10</text:span><text:span text:style-name="T13">Б–2</text:span><text:span text:style-name="T15">2</text:span></text:p>
      <text:p text:style-name="P21"><text:span text:style-name="T13">Вариант: </text:span><text:span text:style-name="T14">16</text:span></text:p>
      <text:p text:style-name="P20"><text:span text:style-name="T13">Преподаватель: Соколов Андрей Алексеевич</text:span></text:p>
      <text:p text:style-name="P20"><text:span text:style-name="T13">Оценка: __________ </text:span></text:p>
      <text:p text:style-name="P20"><text:span text:style-name="T13">Дата: __________</text:span></text:p>
      <text:p text:style-name="P20"><text:span text:style-name="T13">Подпись: __________</text:span></text:p>
      <text:p text:style-name="P13"/>
      <text:p text:style-name="P14"/>
      <text:p text:style-name="P14"/>
      <text:p text:style-name="P22"><text:span text:style-name="T13">Москва, 2023.</text:span></text:p>
      <text:p text:style-name="P8"><text:soft-page-break/></text:p>
      <text:p text:style-name="P5"><text:span text:style-name="T2">Постановка задачи</text:span></text:p>
      <text:h text:style-name="Heading_20_2" text:outline-level="2"><text:span text:style-name="T17">Цель работы</text:span></text:h>
      <text:p text:style-name="P27"><text:span text:style-name="T1">Целью является приобретение практических навыков в:</text:span></text:p>
      <text:list xml:id="list2088318015" text:style-name="WWNum2">
        <text:list-item>
          <text:p text:style-name="P2"><text:span text:style-name="T1">Управлении серверами сообщений</text:span></text:p>
        </text:list-item>
        <text:list-item>
          <text:p text:style-name="P2"><text:span text:style-name="T1">Применении отложенных вычислений</text:span></text:p>
        </text:list-item>
        <text:list-item>
          <text:p text:style-name="P2"><text:span text:style-name="T1">Интеграции программных систем друг с другом</text:span></text:p>
        </text:list-item>
      </text:list>
      <text:h text:style-name="Heading_20_2" text:outline-level="2"><text:span text:style-name="T17">Задание</text:span></text:h>
      <text:p text:style-name="P23"><text:span text:style-name="T13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 (в моем случае </text:span><text:span text:style-name="T14">дерево общего вида).</text:span><text:span text:style-name="T13">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 (в моем случае команда pingall, которая выводит список недоступных узлов)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 create id – создание вычислительного pattern – исполнение команды поиска подстроки pattern в строке string на вычислительном узле с идентификатором id. </text:span></text:p>
      <text:h text:style-name="Heading_20_2" text:outline-level="2"><text:span text:style-name="T17">Общие сведения о программе</text:span></text:h>
      <text:p text:style-name="P24"><text:span text:style-name="T13">Программа запускается из исполняемого файла, собранного из файла </text:span><text:span text:style-name="T16">client</text:span><text:span text:style-name="T13">_</text:span><text:span text:style-name="T16">program</text:span><text:span text:style-name="T13">.</text:span><text:span text:style-name="T16">cpp</text:span><text:span text:style-name="T13">. В ней используются хедеры calculating_node.</text:span><text:span text:style-name="T16">h</text:span><text:span text:style-name="T13"> (структура вычислительного узла), </text:span><text:span text:style-name="T16">ZMQFunctions</text:span><text:span text:style-name="T13">.</text:span><text:span text:style-name="T16">h</text:span><text:span text:style-name="T13"> (функции-декораторы для работы с </text:span><text:span text:style-name="T16">ZeroMQ</text:span><text:span text:style-name="T13">), </text:span><text:span text:style-name="T16">balanced</text:span><text:span text:style-name="T13">_</text:span><text:span text:style-name="T16">tree</text:span><text:span text:style-name="T13">.</text:span><text:span text:style-name="T16">h</text:span><text:span text:style-name="T13"> (структура идеально сбалансированного дерева, каждый новый узел которого добавляется в наименьшее поддерево). Сервер реализован в программе </text:span><text:span text:style-name="T16">server</text:span><text:span text:style-name="T13">_</text:span><text:span text:style-name="T16">program</text:span><text:span text:style-name="T13">.</text:span><text:span text:style-name="T16">cpp</text:span><text:span text:style-name="T13">. В программе использованы следующие системные вызовы:</text:span></text:p>
      <text:list xml:id="list1066527532" text:style-name="WWNum1">
        <text:list-item>
          <text:p text:style-name="P3"><text:span text:style-name="T6">send</text:span><text:span text:style-name="T1"> – системный вызов, который отправляет сообщение в сокет</text:span>.</text:p>
        </text:list-item>
        <text:list-item>
          <text:p text:style-name="P3"><text:span text:style-name="T6">recv</text:span><text:span text:style-name="T3"> </text:span><text:span text:style-name="T1">– системный вызов, который достает сообщение из сокет</text:span>.</text:p>
        </text:list-item>
        <text:list-item>
          <text:p text:style-name="P3"><text:span text:style-name="T6">connect</text:span><text:span text:style-name="T3"> (</text:span><text:span text:style-name="T6">disconnect</text:span><text:span text:style-name="T3">) </text:span><text:span text:style-name="T1">– метод, который устанавливет соединение между клиентом и сервером.</text:span></text:p>
        </text:list-item>
        <text:list-item>
          <text:p text:style-name="P3"><text:span text:style-name="T6">bind</text:span><text:span text:style-name="T3"> (</text:span><text:span text:style-name="T6">unbind</text:span><text:span text:style-name="T3">) </text:span><text:span text:style-name="T1">– метод, который привязывает сокет к адресу (в моем случае localhost) и номеру порта.</text:span></text:p>
        </text:list-item>
      </text:list>
      <text:p text:style-name="P9"/>
      <text:h text:style-name="Heading_20_2" text:outline-level="2"><text:soft-page-break/><text:span text:style-name="T17">Общий метод и алгоритм решения.</text:span></text:h>
      <text:p text:style-name="P25"><text:span text:style-name="T1">Для реализации поставленной задачи необходимо:</text:span></text:p>
      <text:list xml:id="list538322022" text:style-name="WWNum5">
        <text:list-item>
          <text:p text:style-name="P4"><text:span text:style-name="T10">Изучить принципы работы </text:span><text:span text:style-name="T9">ZeroMQ.</text:span></text:p>
        </text:list-item>
        <text:list-item>
          <text:p text:style-name="P4"><text:span text:style-name="T10">Написать класс дерева </text:span><text:span text:style-name="T11">общего вида</text:span><text:span text:style-name="T10">.</text:span></text:p>
        </text:list-item>
        <text:list-item>
          <text:p text:style-name="P4"><text:span text:style-name="T10">Написать сервер, который будет отвечать за взаимодействие управляющего и вычислительных узлов.</text:span></text:p>
        </text:list-item>
        <text:list-item>
          <text:p text:style-name="P4"><text:span text:style-name="T10">Написать декораторы на функции </text:span><text:span text:style-name="T9">ZeroMQ</text:span><text:span text:style-name="T10"> для удобства.</text:span></text:p>
        </text:list-item>
      </text:list>
      <text:h text:style-name="Heading_20_2" text:outline-level="2"><text:span text:style-name="T17">Основные файлы программы</text:span></text:h>
      <text:p text:style-name="P29"/>
      <text:p text:style-name="P36"><text:span text:style-name="T17">my_zmq.cpp</text:span></text:p>
      <text:p text:style-name="P34"><text:span text:style-name="T18">#ifndef INC_6_8_LAB__ZMQ_H_</text:span></text:p>
      <text:p text:style-name="P16"><text:span text:style-name="T19">#define INC_6_8_LAB__ZMQ_H_</text:span></text:p>
      <text:p text:style-name="P30"/>
      <text:p text:style-name="P16"><text:span text:style-name="T19">#include </text:span><text:span text:style-name="T20">&lt;cassert&gt;</text:span></text:p>
      <text:p text:style-name="P16"><text:span text:style-name="T19">#include </text:span><text:span text:style-name="T20">&lt;cerrno&gt;</text:span></text:p>
      <text:p text:style-name="P16"><text:span text:style-name="T19">#include </text:span><text:span text:style-name="T20">&lt;cstring&gt;</text:span></text:p>
      <text:p text:style-name="P16"><text:span text:style-name="T19">#include </text:span><text:span text:style-name="T20">&lt;string&gt;</text:span></text:p>
      <text:p text:style-name="P16"><text:span text:style-name="T19">#include </text:span><text:span text:style-name="T20">&lt;zmq.hpp&gt;</text:span></text:p>
      <text:p text:style-name="P16"><text:span text:style-name="T19">#include </text:span><text:span text:style-name="T20">&lt;random&gt;</text:span></text:p>
      <text:p text:style-name="P16"><text:span text:style-name="T19">#include </text:span><text:span text:style-name="T20">&lt;iostream&gt;</text:span></text:p>
      <text:p text:style-name="P16"><text:span text:style-name="T19">#include </text:span><text:span text:style-name="T20">&lt;sys/wait.h&gt;</text:span></text:p>
      <text:p text:style-name="P16"><text:span text:style-name="T19">#include </text:span><text:span text:style-name="T20">&lt;sstream&gt;</text:span></text:p>
      <text:p text:style-name="P16"><text:span text:style-name="T19">#include </text:span><text:span text:style-name="T20">&lt;algorithm&gt;</text:span></text:p>
      <text:p text:style-name="P31"/>
      <text:p text:style-name="P16"><text:span text:style-name="T19">enum</text:span> actions_t {</text:p>
      <text:p text:style-name="P16"><text:span text:style-name="T21">fail</text:span> = <text:span text:style-name="T21">0</text:span>,</text:p>
      <text:p text:style-name="P16"><text:span text:style-name="T21">success</text:span> = <text:span text:style-name="T21">1</text:span>,</text:p>
      <text:p text:style-name="P16"><text:span text:style-name="T21">create</text:span> = <text:span text:style-name="T21">2</text:span>,</text:p>
      <text:p text:style-name="P16"><text:span text:style-name="T21">destroy</text:span> = <text:span text:style-name="T21">4</text:span>,</text:p>
      <text:p text:style-name="P16"><text:span text:style-name="T21">ping</text:span> = <text:span text:style-name="T21">5</text:span>,</text:p>
      <text:p text:style-name="P16"><text:span text:style-name="T21">exec_check</text:span> = <text:span text:style-name="T21">6</text:span>,</text:p>
      <text:p text:style-name="P16"><text:span text:style-name="T21">exec_add</text:span> = <text:span text:style-name="T21">7</text:span>,</text:p>
      <text:p text:style-name="P16"><text:span text:style-name="T21">destroy_child</text:span> = <text:span text:style-name="T21">8</text:span></text:p>
      <text:p text:style-name="P16">};</text:p>
      <text:p text:style-name="P30"/>
      <text:p text:style-name="P16"><text:span text:style-name="T19">const</text:span> <text:span text:style-name="T19">char</text:span> *NODE_EXECUTABLE_NAME = <text:span text:style-name="T20">"calc.exe"</text:span>;</text:p>
      <text:p text:style-name="P16"><text:span text:style-name="T19">const</text:span> <text:span text:style-name="T19">int</text:span> PORT_BASE = <text:span text:style-name="T21">2000</text:span>;</text:p>
      <text:p text:style-name="P16"><text:span text:style-name="T19">const</text:span> <text:span text:style-name="T19">int</text:span> WAIT_TIME = <text:span text:style-name="T21">5000</text:span>;</text:p>
      <text:p text:style-name="P16"><text:span text:style-name="T19">const</text:span> <text:span text:style-name="T19">char</text:span> SENTINEL = <text:span text:style-name="T20">'$'</text:span>;</text:p>
      <text:p text:style-name="P30"/>
      <text:p text:style-name="P16"><text:span text:style-name="T19">struct</text:span> msg_t {</text:p>
      <text:p text:style-name="P16">actions_t action;</text:p>
      <text:p text:style-name="P16"><text:span text:style-name="T19">long</text:span> <text:span text:style-name="T19">long</text:span> parent_id, id;</text:p>
      <text:p text:style-name="P16">};</text:p>
      <text:p text:style-name="P30"/>
      <text:p text:style-name="P16"><text:span text:style-name="T19">namespace</text:span> my_zmq {</text:p>
      <text:p text:style-name="P16"><text:soft-page-break/><text:span text:style-name="T19">void</text:span> init_pair_socket(<text:span text:style-name="T19">void</text:span> <text:span text:style-name="T19">*&amp;</text:span>context, <text:span text:style-name="T19">void</text:span> <text:span text:style-name="T19">*&amp;</text:span>socket) {</text:p>
      <text:p text:style-name="P16"><text:span text:style-name="T19">int</text:span> rc;</text:p>
      <text:p text:style-name="P16">context = zmq_ctx_new();</text:p>
      <text:p text:style-name="P16">socket = zmq_socket(context, <text:span text:style-name="T19">ZMQ_PAIR</text:span>);</text:p>
      <text:p text:style-name="P16">rc = zmq_setsockopt(socket, <text:span text:style-name="T19">ZMQ_RCVTIMEO</text:span>, &amp;WAIT_TIME, <text:span text:style-name="T19">sizeof</text:span>(<text:span text:style-name="T19">int</text:span>));</text:p>
      <text:p text:style-name="P16"><text:span text:style-name="T19">assert</text:span>(rc == <text:span text:style-name="T21">0</text:span>);</text:p>
      <text:p text:style-name="P16">rc = zmq_setsockopt(socket, <text:span text:style-name="T19">ZMQ_SNDTIMEO</text:span>, &amp;WAIT_TIME, <text:span text:style-name="T19">sizeof</text:span>(<text:span text:style-name="T19">int</text:span>));</text:p>
      <text:p text:style-name="P16"><text:span text:style-name="T19">assert</text:span>(rc == <text:span text:style-name="T21">0</text:span>)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void</text:span> receive_msg(T <text:span text:style-name="T19">&amp;</text:span>reply_data, <text:span text:style-name="T19">void</text:span> <text:span text:style-name="T19">*</text:span>socket) {</text:p>
      <text:p text:style-name="P16"><text:span text:style-name="T19">int</text:span> rc = <text:span text:style-name="T21">0</text:span>;</text:p>
      <text:p text:style-name="P16">zmq_msg_t reply;</text:p>
      <text:p text:style-name="P16">zmq_msg_init(&amp;reply);</text:p>
      <text:p text:style-name="P16">rc = zmq_msg_recv(&amp;reply, socket, <text:span text:style-name="T21">0</text:span>);</text:p>
      <text:p text:style-name="P16"><text:span text:style-name="T19">assert</text:span>(rc == <text:span text:style-name="T19">sizeof</text:span>(T));</text:p>
      <text:p text:style-name="P16">reply_data = *(T *)zmq_msg_data(&amp;reply);</text:p>
      <text:p text:style-name="P16">rc = zmq_msg_close(&amp;reply);</text:p>
      <text:p text:style-name="P16"><text:span text:style-name="T19">assert</text:span>(rc == <text:span text:style-name="T21">0</text:span>)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bool</text:span> recv_wait_for_time(T <text:span text:style-name="T19">&amp;</text:span>reply_data, <text:span text:style-name="T19">void</text:span> <text:span text:style-name="T19">*</text:span>socket) {</text:p>
      <text:p text:style-name="P16"><text:span text:style-name="T19">int</text:span> rc = <text:span text:style-name="T21">0</text:span>;</text:p>
      <text:p text:style-name="P16">zmq_msg_t reply;</text:p>
      <text:p text:style-name="P16">zmq_msg_init(&amp;reply);</text:p>
      <text:p text:style-name="P16">rc = zmq_msg_recv(&amp;reply, socket, <text:span text:style-name="T21">0</text:span>);</text:p>
      <text:p text:style-name="P16"><text:span text:style-name="T19">if</text:span> (rc == -<text:span text:style-name="T21">1</text:span>) {</text:p>
      <text:p text:style-name="P16"><text:span text:style-name="T19">return</text:span> <text:span text:style-name="T19">false</text:span>;</text:p>
      <text:p text:style-name="P16">}</text:p>
      <text:p text:style-name="P16">reply_data = *(T *)zmq_msg_data(&amp;reply);</text:p>
      <text:p text:style-name="P16"><text:span text:style-name="T19">return</text:span> <text:span text:style-name="T19">true</text:span>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bool</text:span> receive_msg_wait(T <text:span text:style-name="T19">&amp;</text:span>reply_data, <text:span text:style-name="T19">void</text:span> <text:span text:style-name="T19">*</text:span>socket) {</text:p>
      <text:p text:style-name="P16"><text:span text:style-name="T19">int</text:span> rc = <text:span text:style-name="T21">0</text:span>;</text:p>
      <text:p text:style-name="P16">zmq_msg_t reply;</text:p>
      <text:p text:style-name="P16">zmq_msg_init(&amp;reply);</text:p>
      <text:p text:style-name="P16">rc = zmq_msg_recv(&amp;reply, socket, <text:span text:style-name="T21">0</text:span>);</text:p>
      <text:p text:style-name="P16"><text:span text:style-name="T19">if</text:span> (rc == -<text:span text:style-name="T21">1</text:span>) {</text:p>
      <text:p text:style-name="P16">zmq_msg_close(&amp;reply);</text:p>
      <text:p text:style-name="P16"><text:span text:style-name="T19">return</text:span> <text:span text:style-name="T19">false</text:span>;</text:p>
      <text:p text:style-name="P16">}</text:p>
      <text:p text:style-name="P16"><text:span text:style-name="T19">assert</text:span>(rc == <text:span text:style-name="T19">sizeof</text:span>(T));</text:p>
      <text:p text:style-name="P16">reply_data = *(T *)zmq_msg_data(&amp;reply);</text:p>
      <text:p text:style-name="P16">rc = zmq_msg_close(&amp;reply);</text:p>
      <text:p text:style-name="P16"><text:span text:style-name="T19">assert</text:span>(rc == <text:span text:style-name="T21">0</text:span>);</text:p>
      <text:p text:style-name="P16"><text:span text:style-name="T19">return</text:span> <text:span text:style-name="T19">true</text:span>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bool</text:span> receive_msg_no_wait(T <text:span text:style-name="T19">&amp;</text:span>reply_data, <text:span text:style-name="T19">void</text:span> <text:span text:style-name="T19">*</text:span>socket) {</text:p>
      <text:p text:style-name="P16"><text:span text:style-name="T19">int</text:span> rc = <text:span text:style-name="T21">0</text:span>;</text:p>
      <text:p text:style-name="P16">zmq_msg_t reply;</text:p>
      <text:p text:style-name="P16"><text:soft-page-break/>zmq_msg_init(&amp;reply);</text:p>
      <text:p text:style-name="P16">rc = zmq_msg_recv(&amp;reply, socket, <text:span text:style-name="T19">ZMQ_DONTWAIT</text:span>);</text:p>
      <text:p text:style-name="P16"><text:span text:style-name="T19">if</text:span> (rc == -<text:span text:style-name="T21">1</text:span>) {</text:p>
      <text:p text:style-name="P16">zmq_msg_close(&amp;reply);</text:p>
      <text:p text:style-name="P16"><text:span text:style-name="T19">return</text:span> <text:span text:style-name="T19">false</text:span>;</text:p>
      <text:p text:style-name="P16">}</text:p>
      <text:p text:style-name="P16"><text:span text:style-name="T19">assert</text:span>(rc == <text:span text:style-name="T19">sizeof</text:span>(T));</text:p>
      <text:p text:style-name="P16">reply_data = *(T *)zmq_msg_data(&amp;reply);</text:p>
      <text:p text:style-name="P16">rc = zmq_msg_close(&amp;reply);</text:p>
      <text:p text:style-name="P16"><text:span text:style-name="T19">assert</text:span>(rc == <text:span text:style-name="T21">0</text:span>);</text:p>
      <text:p text:style-name="P16"><text:span text:style-name="T19">return</text:span> <text:span text:style-name="T19">true</text:span>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void</text:span> send_msg(T <text:span text:style-name="T19">*</text:span>token, <text:span text:style-name="T19">void</text:span> <text:span text:style-name="T19">*</text:span>socket) {</text:p>
      <text:p text:style-name="P16"><text:span text:style-name="T19">int</text:span> rc = <text:span text:style-name="T21">0</text:span>;</text:p>
      <text:p text:style-name="P16">zmq_msg_t message;</text:p>
      <text:p text:style-name="P16">zmq_msg_init(&amp;message);</text:p>
      <text:p text:style-name="P16">rc = zmq_msg_init_size(&amp;message, <text:span text:style-name="T19">sizeof</text:span>(T));</text:p>
      <text:p text:style-name="P16"><text:span text:style-name="T19">assert</text:span>(rc == <text:span text:style-name="T21">0</text:span>);</text:p>
      <text:p text:style-name="P16">rc = zmq_msg_init_data(&amp;message, token, <text:span text:style-name="T19">sizeof</text:span>(T), <text:span text:style-name="T19">NULL</text:span>, <text:span text:style-name="T19">NULL</text:span>);</text:p>
      <text:p text:style-name="P16"><text:span text:style-name="T19">assert</text:span>(rc == <text:span text:style-name="T21">0</text:span>);</text:p>
      <text:p text:style-name="P16">rc = zmq_msg_send(&amp;message, socket, <text:span text:style-name="T21">0</text:span>);</text:p>
      <text:p text:style-name="P16"><text:span text:style-name="T19">assert</text:span>(rc == <text:span text:style-name="T19">sizeof</text:span>(T))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bool</text:span> send_msg_no_wait(T <text:span text:style-name="T19">*</text:span>token, <text:span text:style-name="T19">void</text:span> <text:span text:style-name="T19">*</text:span>socket) {</text:p>
      <text:p text:style-name="P16"><text:span text:style-name="T19">int</text:span> rc;</text:p>
      <text:p text:style-name="P16">zmq_msg_t message;</text:p>
      <text:p text:style-name="P16">zmq_msg_init(&amp;message);</text:p>
      <text:p text:style-name="P16">rc = zmq_msg_init_size(&amp;message, <text:span text:style-name="T19">sizeof</text:span>(T));</text:p>
      <text:p text:style-name="P16"><text:span text:style-name="T19">assert</text:span>(rc == <text:span text:style-name="T21">0</text:span>);</text:p>
      <text:p text:style-name="P16">rc = zmq_msg_init_data(&amp;message, token, <text:span text:style-name="T19">sizeof</text:span>(T), <text:span text:style-name="T19">NULL</text:span>, <text:span text:style-name="T19">NULL</text:span>);</text:p>
      <text:p text:style-name="P16"><text:span text:style-name="T19">assert</text:span>(rc == <text:span text:style-name="T21">0</text:span>);</text:p>
      <text:p text:style-name="P16">rc = zmq_msg_send(&amp;message, socket, <text:span text:style-name="T19">ZMQ_DONTWAIT</text:span>);</text:p>
      <text:p text:style-name="P16"><text:span text:style-name="T19">if</text:span> (rc == -<text:span text:style-name="T21">1</text:span>) {</text:p>
      <text:p text:style-name="P16">zmq_msg_close(&amp;message);</text:p>
      <text:p text:style-name="P16"><text:span text:style-name="T19">return</text:span> <text:span text:style-name="T19">false</text:span>;</text:p>
      <text:p text:style-name="P16">}</text:p>
      <text:p text:style-name="P16"><text:span text:style-name="T19">assert</text:span>(rc == <text:span text:style-name="T19">sizeof</text:span>(T));</text:p>
      <text:p text:style-name="P16"><text:span text:style-name="T19">return</text:span> <text:span text:style-name="T19">true</text:span>;</text:p>
      <text:p text:style-name="P16">}</text:p>
      <text:p text:style-name="P16"><text:span text:style-name="T19">template</text:span>&lt;<text:span text:style-name="T19">typename</text:span> T&gt;</text:p>
      <text:p text:style-name="P16"><text:span text:style-name="T19">bool</text:span> test_recv(T <text:span text:style-name="T19">&amp;</text:span>reply_data, <text:span text:style-name="T19">void</text:span> <text:span text:style-name="T19">*</text:span>socket) {</text:p>
      <text:p text:style-name="P16"><text:span text:style-name="T19">while</text:span> (<text:span text:style-name="T19">true</text:span>) {</text:p>
      <text:p text:style-name="P16"><text:span text:style-name="T19">int</text:span> rc = <text:span text:style-name="T21">0</text:span>;</text:p>
      <text:p text:style-name="P16">zmq_msg_t reply;</text:p>
      <text:p text:style-name="P16">zmq_msg_init(&amp;reply);</text:p>
      <text:p text:style-name="P16"><text:span text:style-name="T19">int</text:span> time = clock();</text:p>
      <text:p text:style-name="P16">rc = zmq_msg_recv(&amp;reply, socket, <text:span text:style-name="T21">0</text:span>);</text:p>
      <text:p text:style-name="P16">std::cout &lt;&lt; rc &lt;&lt; std::endl;</text:p>
      <text:p text:style-name="P16"><text:span text:style-name="T19">if</text:span> (rc == -<text:span text:style-name="T21">1</text:span>) {</text:p>
      <text:p text:style-name="P16"><text:span text:style-name="T19">return</text:span> <text:span text:style-name="T19">false</text:span>;</text:p>
      <text:p text:style-name="P16"><text:soft-page-break/>}</text:p>
      <text:p text:style-name="P16">reply_data = *(T *)zmq_msg_data(&amp;reply);</text:p>
      <text:p text:style-name="P16"><text:span text:style-name="T19">return</text:span> <text:span text:style-name="T19">true</text:span>;</text:p>
      <text:p text:style-name="P16">}</text:p>
      <text:p text:style-name="P16">}</text:p>
      <text:p text:style-name="P35">/* Returns true if T was successfully queued on the socket */</text:p>
      <text:p text:style-name="P16"><text:span text:style-name="T19">template</text:span>&lt;<text:span text:style-name="T19">typename</text:span> T&gt;</text:p>
      <text:p text:style-name="P16"><text:span text:style-name="T19">bool</text:span> send_msg_wait(T <text:span text:style-name="T19">*</text:span>token, <text:span text:style-name="T19">void</text:span> <text:span text:style-name="T19">*</text:span>socket) {</text:p>
      <text:p text:style-name="P16"><text:span text:style-name="T19">int</text:span> rc;</text:p>
      <text:p text:style-name="P16">zmq_msg_t message;</text:p>
      <text:p text:style-name="P16">zmq_msg_init(&amp;message);</text:p>
      <text:p text:style-name="P16">rc = zmq_msg_init_size(&amp;message, <text:span text:style-name="T19">sizeof</text:span>(T));</text:p>
      <text:p text:style-name="P16"><text:span text:style-name="T19">assert</text:span>(rc == <text:span text:style-name="T21">0</text:span>);</text:p>
      <text:p text:style-name="P16">rc = zmq_msg_init_data(&amp;message, token, <text:span text:style-name="T19">sizeof</text:span>(T), <text:span text:style-name="T19">NULL</text:span>, <text:span text:style-name="T19">NULL</text:span>);</text:p>
      <text:p text:style-name="P16"><text:span text:style-name="T19">assert</text:span>(rc == <text:span text:style-name="T21">0</text:span>);</text:p>
      <text:p text:style-name="P16">rc = zmq_msg_send(&amp;message, socket, <text:span text:style-name="T21">0</text:span>);</text:p>
      <text:p text:style-name="P16"><text:span text:style-name="T19">if</text:span> (rc == -<text:span text:style-name="T21">1</text:span>) {</text:p>
      <text:p text:style-name="P16">zmq_msg_close(&amp;message);</text:p>
      <text:p text:style-name="P16"><text:span text:style-name="T19">return</text:span> <text:span text:style-name="T19">false</text:span>;</text:p>
      <text:p text:style-name="P16">}</text:p>
      <text:p text:style-name="P16"><text:span text:style-name="T19">assert</text:span>(rc == <text:span text:style-name="T19">sizeof</text:span>(T));</text:p>
      <text:p text:style-name="P16"><text:span text:style-name="T19">return</text:span> <text:span text:style-name="T19">true</text:span>;</text:p>
      <text:p text:style-name="P16">}</text:p>
      <text:p text:style-name="P35">/* send_msg &amp;&amp; receive_msg */</text:p>
      <text:p text:style-name="P16"><text:span text:style-name="T19">template</text:span>&lt;<text:span text:style-name="T19">typename</text:span> T&gt;</text:p>
      <text:p text:style-name="P16"><text:span text:style-name="T19">bool</text:span> send_receive_wait(T <text:span text:style-name="T19">*</text:span>token_send, T <text:span text:style-name="T19">&amp;</text:span>token_reply, <text:span text:style-name="T19">void</text:span> <text:span text:style-name="T19">*</text:span>socket) {</text:p>
      <text:p text:style-name="P16"><text:span text:style-name="T19">if</text:span> (send_msg_wait(token_send, socket)) {</text:p>
      <text:p text:style-name="P16"><text:span text:style-name="T19">if</text:span> (receive_msg_wait(token_reply, socket)) {</text:p>
      <text:p text:style-name="P16"><text:span text:style-name="T19">return</text:span> <text:span text:style-name="T19">true</text:span>;</text:p>
      <text:p text:style-name="P16">}</text:p>
      <text:p text:style-name="P16">}</text:p>
      <text:p text:style-name="P16"><text:span text:style-name="T19">return</text:span> <text:span text:style-name="T19">false</text:span>;</text:p>
      <text:p text:style-name="P16">}</text:p>
      <text:p text:style-name="P16">}<text:span text:style-name="T22">// namespace zmq</text:span></text:p>
      <text:p text:style-name="P30"/>
      <text:p text:style-name="P16"><text:span text:style-name="T19">#endif</text:span><text:span text:style-name="T22">//INC_6_8_LAB__ZMQ_H_</text:span></text:p>
      <text:p text:style-name="P31"/>
      <text:p text:style-name="P32">nnode.cpp</text:p>
      <text:p text:style-name="P17"><text:span text:style-name="T19">#pragma </text:span><text:span text:style-name="T24">once</text:span><text:span text:style-name="T19"> </text:span></text:p>
      <text:p text:style-name="P16"><text:span text:style-name="T19">#include </text:span><text:span text:style-name="T20">&lt;iostream&gt;</text:span></text:p>
      <text:p text:style-name="P16"><text:span text:style-name="T19">#include </text:span><text:span text:style-name="T20">&lt;vector&gt;</text:span></text:p>
      <text:p text:style-name="P16"><text:span text:style-name="T19">#include </text:span><text:span text:style-name="T20">&lt;map&gt;</text:span></text:p>
      <text:p text:style-name="P16"><text:span text:style-name="T19">#include </text:span><text:span text:style-name="T20">&lt;set&gt;</text:span></text:p>
      <text:p text:style-name="P30"/>
      <text:p text:style-name="P16"><text:span text:style-name="T19">struct</text:span> node{</text:p>
      <text:p text:style-name="P16"><text:span text:style-name="T19">int</text:span> data;</text:p>
      <text:p text:style-name="P16">std::vector&lt;node*&gt;childs;</text:p>
      <text:p text:style-name="P16">node(<text:span text:style-name="T19">int</text:span> _data): data(_data){}</text:p>
      <text:p text:style-name="P16">};</text:p>
      <text:p text:style-name="P16"><text:span text:style-name="T19">using</text:span> ptr = node<text:span text:style-name="T19">*</text:span>;</text:p>
      <text:p text:style-name="P30"><text:soft-page-break/></text:p>
      <text:p text:style-name="P16"><text:span text:style-name="T19">struct</text:span> Tree{</text:p>
      <text:p text:style-name="P16">ptr root = <text:span text:style-name="T19">nullptr</text:span>;</text:p>
      <text:p text:style-name="P16">std::map&lt;<text:span text:style-name="T19">int</text:span>, ptr&gt;mp;</text:p>
      <text:p text:style-name="P16">std::set&lt;ptr&gt;st;</text:p>
      <text:p text:style-name="P16">std::set&lt;<text:span text:style-name="T19">int</text:span>&gt;ever;</text:p>
      <text:p text:style-name="P16">Tree(<text:span text:style-name="T19">int</text:span> key) {</text:p>
      <text:p text:style-name="P16">root = <text:span text:style-name="T19">new</text:span> node(key);</text:p>
      <text:p text:style-name="P16">mp[key] = root;</text:p>
      <text:p text:style-name="P16">st.insert(root);</text:p>
      <text:p text:style-name="P16">ever.insert(key);</text:p>
      <text:p text:style-name="P16">} </text:p>
      <text:p text:style-name="P16"><text:span text:style-name="T19">void</text:span> create(<text:span text:style-name="T19">int</text:span> id, <text:span text:style-name="T19">int</text:span> id_parent) {</text:p>
      <text:p text:style-name="P16"><text:span text:style-name="T19">if</text:span>(ever.find(id) != ever.end()) {</text:p>
      <text:p text:style-name="P16">std::cout &lt;&lt; <text:span text:style-name="T20">"Node with this id is already exist"</text:span> &lt;&lt; std::endl;</text:p>
      <text:p text:style-name="P16"><text:span text:style-name="T19">return</text:span>;</text:p>
      <text:p text:style-name="P16">}</text:p>
      <text:p text:style-name="P16">ever.insert(id);</text:p>
      <text:p text:style-name="P16">ptr parent = mp[id_parent];</text:p>
      <text:p text:style-name="P16">ptr child = <text:span text:style-name="T19">new</text:span> node(id);</text:p>
      <text:p text:style-name="P16">parent-&gt;childs.push_back(child);</text:p>
      <text:p text:style-name="P16">mp[id] = child;</text:p>
      <text:p text:style-name="P16">st.insert(child);</text:p>
      <text:p text:style-name="P16">}</text:p>
      <text:p text:style-name="P16"><text:span text:style-name="T19">void</text:span> destroy(<text:span text:style-name="T19">int</text:span> id){</text:p>
      <text:p text:style-name="P16">destroy(mp[id]);</text:p>
      <text:p text:style-name="P16">}</text:p>
      <text:p text:style-name="P16"><text:span text:style-name="T19">void</text:span> destroy(ptr u){</text:p>
      <text:p text:style-name="P16"><text:span text:style-name="T19">if</text:span>(u == <text:span text:style-name="T19">nullptr</text:span>) <text:span text:style-name="T19">return</text:span>;</text:p>
      <text:p text:style-name="P16"><text:span text:style-name="T19">for</text:span>(<text:span text:style-name="T19">auto</text:span> x:u-&gt;childs) </text:p>
      <text:p text:style-name="P16">destroy(x);</text:p>
      <text:p text:style-name="P16">mp.erase(u-&gt;data);</text:p>
      <text:p text:style-name="P16">st.erase(u);</text:p>
      <text:p text:style-name="P16"><text:span text:style-name="T19">delete</text:span> u;</text:p>
      <text:p text:style-name="P16">}</text:p>
      <text:p text:style-name="P16"><text:span text:style-name="T19">void</text:span> print() {</text:p>
      <text:p text:style-name="P16">print_tree(root, <text:span text:style-name="T21">0</text:span>);</text:p>
      <text:p text:style-name="P16">std::cout &lt;&lt; std::endl;</text:p>
      <text:p text:style-name="P16">}</text:p>
      <text:p text:style-name="P16"><text:span text:style-name="T19">void</text:span> print_tree(ptr u, <text:span text:style-name="T19">int</text:span> k) {</text:p>
      <text:p text:style-name="P16"><text:span text:style-name="T19">if</text:span>(u == <text:span text:style-name="T19">nullptr</text:span>) </text:p>
      <text:p text:style-name="P16"><text:span text:style-name="T19">return</text:span>;</text:p>
      <text:p text:style-name="P16"><text:span text:style-name="T19">for</text:span>(<text:span text:style-name="T19">int</text:span> i = <text:span text:style-name="T21">0</text:span>; i &lt; k; ++i) {</text:p>
      <text:p text:style-name="P16">std::cout&lt;&lt;<text:span text:style-name="T20">' '</text:span>;</text:p>
      <text:p text:style-name="P16">}</text:p>
      <text:p text:style-name="P16">std::cout &lt;&lt; u-&gt;data &lt;&lt; <text:span text:style-name="T20">'\n'</text:span>;</text:p>
      <text:p text:style-name="P16"><text:span text:style-name="T19">for</text:span>(<text:span text:style-name="T19">auto</text:span> x:u-&gt;childs) </text:p>
      <text:p text:style-name="P16"><text:span text:style-name="T19">if</text:span>(st.find(x) != st.end())</text:p>
      <text:p text:style-name="P16">print_tree(x, k + <text:span text:style-name="T21">1</text:span>);</text:p>
      <text:p text:style-name="P16">}</text:p>
      <text:p text:style-name="P16">ptr get_ptr(<text:span text:style-name="T19">int</text:span> id) {</text:p>
      <text:p text:style-name="P16"><text:soft-page-break/><text:span text:style-name="T19">return</text:span> mp[id];</text:p>
      <text:p text:style-name="P16">}</text:p>
      <text:p text:style-name="P30"/>
      <text:p text:style-name="P16">};</text:p>
      <text:p text:style-name="P15"/>
      <text:p text:style-name="P31"/>
      <text:p text:style-name="P10"><text:span text:style-name="T23">control_node.cpp</text:span></text:p>
      <text:p text:style-name="P18"><text:span text:style-name="T19">#include </text:span><text:span text:style-name="T20">&lt;unistd.h&gt;</text:span></text:p>
      <text:p text:style-name="P19"><text:span text:style-name="T19">#include </text:span><text:span text:style-name="T20">&lt;iostream&gt;</text:span></text:p>
      <text:p text:style-name="P19"><text:span text:style-name="T19">#include </text:span><text:span text:style-name="T20">&lt;ctime&gt;</text:span></text:p>
      <text:p text:style-name="P19"><text:span text:style-name="T19">#include </text:span><text:span text:style-name="T20">"my_zmq.h"</text:span></text:p>
      <text:p text:style-name="P19"><text:span text:style-name="T19">#include </text:span><text:span text:style-name="T20">"binary_tree.h"</text:span></text:p>
      <text:p text:style-name="P33"/>
      <text:p text:style-name="P19"><text:span text:style-name="T19">using</text:span> node_id_type = <text:span text:style-name="T19">int</text:span>;</text:p>
      <text:p text:style-name="P33"/>
      <text:p text:style-name="P19"><text:span text:style-name="T19">void</text:span> tokenize(std::vector&lt;<text:span text:style-name="T19">int</text:span>&gt; <text:span text:style-name="T19">&amp;</text:span>args, <text:span text:style-name="T19">const</text:span> std::string <text:span text:style-name="T19">&amp;</text:span>input) {</text:p>
      <text:p text:style-name="P19">std::stringstream ss(input);</text:p>
      <text:p text:style-name="P19">std::string s;</text:p>
      <text:p text:style-name="P19"><text:span text:style-name="T19">while</text:span> (std::getline(ss, s, <text:span text:style-name="T20">' '</text:span>)) {</text:p>
      <text:p text:style-name="P19">args.push_back(std::stoi(s));</text:p>
      <text:p text:style-name="P19">}</text:p>
      <text:p text:style-name="P19">}</text:p>
      <text:p text:style-name="P33"/>
      <text:p text:style-name="P19"><text:span text:style-name="T19">int</text:span> main() {</text:p>
      <text:p text:style-name="P19">BinaryTree&lt;node_id_type&gt; *control_node = <text:span text:style-name="T19">new</text:span> BinaryTree&lt;node_id_type&gt;(-<text:span text:style-name="T21">1</text:span>);</text:p>
      <text:p text:style-name="P19">std::string s;</text:p>
      <text:p text:style-name="P19">node_id_type id;</text:p>
      <text:p text:style-name="P19">std::pair&lt;<text:span text:style-name="T19">void</text:span> *, <text:span text:style-name="T19">void</text:span> *&gt; child;</text:p>
      <text:p text:style-name="P19"><text:span text:style-name="T19">long</text:span> <text:span text:style-name="T19">long</text:span> child_id = -<text:span text:style-name="T21">1</text:span>;</text:p>
      <text:p text:style-name="P19"><text:span text:style-name="T19">while</text:span> (std::cin &gt;&gt; s &gt;&gt; id) {</text:p>
      <text:p text:style-name="P19"><text:span text:style-name="T19">if</text:span> (s == <text:span text:style-name="T20">"create"</text:span>) {</text:p>
      <text:p text:style-name="P19">TNode&lt;node_id_type&gt; *node = control_node-&gt;find(id);</text:p>
      <text:p text:style-name="P19"><text:span text:style-name="T19">if</text:span> (node != <text:span text:style-name="T19">nullptr</text:span>) {</text:p>
      <text:p text:style-name="P19">std::cout &lt;&lt; <text:span text:style-name="T20">"Node with this id is already exist"</text:span> &lt;&lt; std::endl;</text:p>
      <text:p text:style-name="P19"><text:span text:style-name="T19">continue</text:span>;</text:p>
      <text:p text:style-name="P19">}</text:p>
      <text:p text:style-name="P19"><text:span text:style-name="T19">if</text:span> (control_node-&gt;get_root()-&gt;_data == -<text:span text:style-name="T21">1</text:span>) {<text:span text:style-name="T22"> // если это первый вычислительный узел.</text:span></text:p>
      <text:p text:style-name="P19">my_zmq::init_pair_socket(child.first, child.second);</text:p>
      <text:p text:style-name="P19">child_id = id;</text:p>
      <text:p text:style-name="P19"><text:span text:style-name="T19">if</text:span> (zmq_bind(child.second, (<text:span text:style-name="T20">"tcp://*:"</text:span> + std::to_string(PORT_BASE + id)).c_str()) != <text:span text:style-name="T21">0</text:span>) {</text:p>
      <text:p text:style-name="P19">perror(<text:span text:style-name="T20">"ZMQ_Bind"</text:span>);</text:p>
      <text:p text:style-name="P19">exit(EXIT_FAILURE);</text:p>
      <text:p text:style-name="P19">}</text:p>
      <text:p text:style-name="P19"><text:span text:style-name="T19">int</text:span> pid = fork();</text:p>
      <text:p text:style-name="P19"><text:span text:style-name="T19">if</text:span> (pid == <text:span text:style-name="T21">0</text:span>) {<text:span text:style-name="T22"> //son</text:span></text:p>
      <text:p text:style-name="P19">execl(NODE_EXECUTABLE_NAME, NODE_EXECUTABLE_NAME, std::to_string(id).c_str(), <text:span text:style-name="T19">nullptr</text:span>);</text:p>
      <text:p text:style-name="P19">perror(<text:span text:style-name="T20">"Execl"</text:span>);</text:p>
      <text:p text:style-name="P19">exit(EXIT_FAILURE);</text:p>
      <text:p text:style-name="P19">} <text:span text:style-name="T19">else</text:span> <text:span text:style-name="T19">if</text:span> (pid &gt; <text:span text:style-name="T21">0</text:span>) {<text:span text:style-name="T22"> // parent</text:span></text:p>
      <text:p text:style-name="P19"><text:soft-page-break/>control_node-&gt;get_root()-&gt;set_data(id);</text:p>
      <text:p text:style-name="P19">} <text:span text:style-name="T19">else</text:span> {<text:span text:style-name="T22"> // error</text:span></text:p>
      <text:p text:style-name="P19">perror(<text:span text:style-name="T20">"Fork"</text:span>);</text:p>
      <text:p text:style-name="P19">exit(EXIT_FAILURE);</text:p>
      <text:p text:style-name="P19">}</text:p>
      <text:p text:style-name="P19">} <text:span text:style-name="T19">else</text:span> {<text:span text:style-name="T22"> // если это не первый вычислительный узел</text:span></text:p>
      <text:p text:style-name="P19"><text:span text:style-name="T19">auto</text:span> *msg = <text:span text:style-name="T19">new</text:span> msg_t({create, <text:span text:style-name="T21">0</text:span>, id});</text:p>
      <text:p text:style-name="P19">msg_t reply = *msg;</text:p>
      <text:p text:style-name="P19">my_zmq::send_receive_wait(msg, reply, child.second);</text:p>
      <text:p text:style-name="P19"><text:span text:style-name="T19">if</text:span> (reply.action == success) {</text:p>
      <text:p text:style-name="P19">control_node-&gt;insert(id);</text:p>
      <text:p text:style-name="P19">} <text:span text:style-name="T19">else</text:span> {</text:p>
      <text:p text:style-name="P19">std::cout &lt;&lt; <text:span text:style-name="T20">"Error: Parent is unavailable"</text:span> &lt;&lt; std::endl;</text:p>
      <text:p text:style-name="P19">}</text:p>
      <text:p text:style-name="P19">}</text:p>
      <text:p text:style-name="P19">control_node-&gt;print();</text:p>
      <text:p text:style-name="P19">} <text:span text:style-name="T19">else</text:span> <text:span text:style-name="T19">if</text:span> (s == <text:span text:style-name="T20">"heartbit"</text:span>) {</text:p>
      <text:p text:style-name="P19"><text:span text:style-name="T19">auto</text:span> *msg = <text:span text:style-name="T19">new</text:span> msg_t({ping, <text:span text:style-name="T21">0</text:span>, id});</text:p>
      <text:p text:style-name="P19">msg_t reply = *msg;</text:p>
      <text:p text:style-name="P19"><text:span text:style-name="T19">const</text:span> <text:span text:style-name="T19">int</text:span> wait = <text:span text:style-name="T21">1000</text:span> * <text:span text:style-name="T21">4</text:span> * id;</text:p>
      <text:p text:style-name="P19"><text:span text:style-name="T19">int</text:span> counter = <text:span text:style-name="T21">0</text:span>;</text:p>
      <text:p text:style-name="P19">zmq_setsockopt(child.second, ZMQ_RCVTIMEO, &amp;wait, <text:span text:style-name="T19">sizeof</text:span>(<text:span text:style-name="T19">int</text:span>));</text:p>
      <text:p text:style-name="P19">my_zmq::send_msg_wait(msg, child.second);</text:p>
      <text:p text:style-name="P19"><text:span text:style-name="T19">while</text:span> (<text:span text:style-name="T19">true</text:span>) {</text:p>
      <text:p text:style-name="P19"><text:span text:style-name="T19">if</text:span> (counter == <text:span text:style-name="T21">3</text:span>) {</text:p>
      <text:p text:style-name="P19"><text:span text:style-name="T19">break</text:span>;</text:p>
      <text:p text:style-name="P19">}</text:p>
      <text:p text:style-name="P19"><text:span text:style-name="T19">bool</text:span> flag = my_zmq::recv_wait_for_time(reply, child.second);</text:p>
      <text:p text:style-name="P19"><text:span text:style-name="T19">if</text:span> (reply.action == success &amp;&amp; flag) {</text:p>
      <text:p text:style-name="P19">std::cout &lt;&lt; <text:span text:style-name="T20">"ok: "</text:span> &lt;&lt; reply.id &lt;&lt; std::endl;</text:p>
      <text:p text:style-name="P19">counter++;</text:p>
      <text:p text:style-name="P19">} <text:span text:style-name="T19">else</text:span> {</text:p>
      <text:p text:style-name="P19">std::cout &lt;&lt; <text:span text:style-name="T20">"unbelievable but root node is unavailable: "</text:span> &lt;&lt; child_id &lt;&lt;std::endl;</text:p>
      <text:p text:style-name="P19">counter++;</text:p>
      <text:p text:style-name="P19">}</text:p>
      <text:p text:style-name="P19">}</text:p>
      <text:p text:style-name="P19">zmq_setsockopt(child.second, ZMQ_RCVTIMEO, &amp;WAIT_TIME, <text:span text:style-name="T19">sizeof</text:span>(<text:span text:style-name="T19">int</text:span>));</text:p>
      <text:p text:style-name="P19">} <text:span text:style-name="T19">else</text:span> <text:span text:style-name="T19">if</text:span> (s == <text:span text:style-name="T20">"exec"</text:span>) {</text:p>
      <text:p text:style-name="P19"><text:span text:style-name="T19">auto</text:span> *terminate_msg = <text:span text:style-name="T19">new</text:span> msg_t({exec_add, -<text:span text:style-name="T21">1</text:span>, id});</text:p>
      <text:p text:style-name="P19">std::vector&lt;<text:span text:style-name="T19">int</text:span>&gt; buf;</text:p>
      <text:p text:style-name="P19">std::string num;</text:p>
      <text:p text:style-name="P19"><text:span text:style-name="T19">while</text:span>(<text:span text:style-name="T19">true</text:span>) {</text:p>
      <text:p text:style-name="P19">std::cin &gt;&gt; num;</text:p>
      <text:p text:style-name="P19"><text:span text:style-name="T19">if</text:span> (num == <text:span text:style-name="T20">"!"</text:span>) {</text:p>
      <text:p text:style-name="P19"><text:span text:style-name="T19">break</text:span>;</text:p>
      <text:p text:style-name="P19">}</text:p>
      <text:p text:style-name="P19">buf.push_back(std::stoi(num));</text:p>
      <text:p text:style-name="P19">}</text:p>
      <text:p text:style-name="P19"><text:span text:style-name="T19">for</text:span> (<text:span text:style-name="T19">int</text:span> num: buf){</text:p>
      <text:p text:style-name="P19"><text:span text:style-name="T19">auto</text:span> *msg_to_child = <text:span text:style-name="T19">new</text:span> msg_t({exec_add, num, id});</text:p>
      <text:p text:style-name="P19">my_zmq::send_msg_wait(msg_to_child, child.second);</text:p>
      <text:p text:style-name="P19">}</text:p>
      <text:p text:style-name="P19"><text:soft-page-break/>my_zmq::send_msg_wait(terminate_msg, child.second);</text:p>
      <text:p text:style-name="P19">} <text:span text:style-name="T19">else</text:span> <text:span text:style-name="T19">if</text:span> (s == <text:span text:style-name="T20">"remove"</text:span>) {</text:p>
      <text:p text:style-name="P19">std::pair&lt;TNode&lt;<text:span text:style-name="T19">int</text:span>&gt; *, <text:span text:style-name="T19">bool</text:span>&gt; res = control_node-&gt;find_insert(id);</text:p>
      <text:p text:style-name="P19"><text:span text:style-name="T19">if</text:span> (!res.second) {</text:p>
      <text:p text:style-name="P19">std::cout &lt;&lt; <text:span text:style-name="T20">"Error: Node with id "</text:span> &lt;&lt; id &lt;&lt; <text:span text:style-name="T20">" doesn't exists"</text:span> &lt;&lt; std::endl;</text:p>
      <text:p text:style-name="P19"><text:span text:style-name="T19">continue</text:span>;</text:p>
      <text:p text:style-name="P19">}</text:p>
      <text:p text:style-name="P19"><text:span text:style-name="T19">auto</text:span> *msg = <text:span text:style-name="T19">new</text:span> msg_t({destroy, -<text:span text:style-name="T21">1</text:span>, id});</text:p>
      <text:p text:style-name="P19"><text:span text:style-name="T19">if</text:span> (res.first != <text:span text:style-name="T19">nullptr</text:span>) {</text:p>
      <text:p text:style-name="P19"><text:span text:style-name="T19">auto</text:span> *msg = <text:span text:style-name="T19">new</text:span> msg_t({destroy, res.first-&gt;_data, id});</text:p>
      <text:p text:style-name="P19">}</text:p>
      <text:p text:style-name="P19">msg_t reply = *msg;</text:p>
      <text:p text:style-name="P19">my_zmq::send_receive_wait(msg, reply, child.second);</text:p>
      <text:p text:style-name="P19"><text:span text:style-name="T19">if</text:span> (reply.action == success) {</text:p>
      <text:p text:style-name="P19">std::cout &lt;&lt; <text:span text:style-name="T20">"Node "</text:span> &lt;&lt; id &lt;&lt; <text:span text:style-name="T20">" was deleted"</text:span> &lt;&lt; std::endl;</text:p>
      <text:p text:style-name="P19">control_node-&gt;deleteSubtree(control_node-&gt;get_root(), id);</text:p>
      <text:p text:style-name="P19">control_node-&gt;print();</text:p>
      <text:p text:style-name="P19">} <text:span text:style-name="T19">else</text:span> {</text:p>
      <text:p text:style-name="P19">std::cout &lt;&lt; <text:span text:style-name="T20">"Parent is unavailable"</text:span> &lt;&lt; std::endl;</text:p>
      <text:p text:style-name="P19">}</text:p>
      <text:p text:style-name="P19">} <text:span text:style-name="T19">else</text:span> {</text:p>
      <text:p text:style-name="P19">std::cout &lt;&lt; <text:span text:style-name="T20">"what"</text:span>;</text:p>
      <text:p text:style-name="P19"><text:span text:style-name="T19">continue</text:span>;</text:p>
      <text:p text:style-name="P19">}</text:p>
      <text:p text:style-name="P19">}</text:p>
      <text:p text:style-name="P19">std::cout &lt;&lt; <text:span text:style-name="T20">"Out tree:"</text:span> &lt;&lt; std::endl;</text:p>
      <text:p text:style-name="P19">control_node-&gt;print();</text:p>
      <text:p text:style-name="P19"><text:span text:style-name="T19">auto</text:span> *msg = <text:span text:style-name="T19">new</text:span> msg_t({destroy, -<text:span text:style-name="T21">1</text:span>, control_node-&gt;get_root()-&gt;_data});</text:p>
      <text:p text:style-name="P19">msg_t reply = *msg;</text:p>
      <text:p text:style-name="P19">my_zmq::send_receive_wait(msg, reply, child.second);</text:p>
      <text:p text:style-name="P19">zmq_close(child.second);</text:p>
      <text:p text:style-name="P19">zmq_ctx_destroy(child.first);</text:p>
      <text:p text:style-name="P19"><text:span text:style-name="T19">return</text:span> <text:span text:style-name="T21">0</text:span>;</text:p>
      <text:p text:style-name="P19">}</text:p>
      <text:p text:style-name="P10"/>
      <text:p text:style-name="Standard"><text:span text:style-name="T5">Пример работы</text:span></text:p>
      <text:p text:style-name="P28"><text:span text:style-name="T9">create 1 0</text:span></text:p>
      <text:p text:style-name="P28"><text:span text:style-name="T9">OK: 15888</text:span></text:p>
      <text:p text:style-name="P28"><text:span text:style-name="T9">0</text:span></text:p>
      <text:p text:style-name="P28"><text:span text:style-name="T9"><text:s/>1</text:span></text:p>
      <text:p text:style-name="P28"><text:span text:style-name="T9"/></text:p>
      <text:p text:style-name="P28"><text:span text:style-name="T9">create 2 0</text:span></text:p>
      <text:p text:style-name="P28"><text:span text:style-name="T9">0</text:span></text:p>
      <text:p text:style-name="P28"><text:span text:style-name="T9"><text:s/>1</text:span></text:p>
      <text:p text:style-name="P28"><text:span text:style-name="T9"><text:s/>2</text:span></text:p>
      <text:p text:style-name="P28"><text:span text:style-name="T9"/></text:p>
      <text:p text:style-name="P28"><text:span text:style-name="T9">create 3 0</text:span></text:p>
      <text:p text:style-name="P28"><text:span text:style-name="T9">0</text:span></text:p>
      <text:p text:style-name="P28"><text:span text:style-name="T9"><text:s/>1</text:span></text:p>
      <text:p text:style-name="P28"><text:span text:style-name="T9"><text:s/>2</text:span></text:p>
      <text:p text:style-name="P28"><text:span text:style-name="T9"><text:s/>3</text:span></text:p>
      <text:p text:style-name="P28"><text:span text:style-name="T9"/></text:p>
      <text:p text:style-name="P28"><text:span text:style-name="T9">create 4 1</text:span></text:p>
      <text:p text:style-name="P28"><text:span text:style-name="T9">0</text:span></text:p>
      <text:p text:style-name="P28"><text:span text:style-name="T9"><text:s/>1</text:span></text:p>
      <text:p text:style-name="P28"><text:span text:style-name="T9"><text:s text:c="2"/>4</text:span></text:p>
      <text:p text:style-name="P28"><text:soft-page-break/><text:span text:style-name="T9"><text:s/>2</text:span></text:p>
      <text:p text:style-name="P28"><text:span text:style-name="T9"><text:s/>3</text:span></text:p>
      <text:p text:style-name="P28"><text:span text:style-name="T9"/></text:p>
      <text:p text:style-name="P28"><text:span text:style-name="T9">exec 4 abc bc</text:span></text:p>
      <text:p text:style-name="P28"><text:span text:style-name="T9">first poze is 1</text:span></text:p>
      <text:p text:style-name="P28"><text:span text:style-name="T9">exec 4 ab bc</text:span></text:p>
      <text:p text:style-name="P28"><text:span text:style-name="T9">first poze is -1</text:span></text:p>
      <text:p text:style-name="P28"><text:span text:style-name="T9">remove 1</text:span></text:p>
      <text:p text:style-name="P28"><text:span text:style-name="T9">0</text:span></text:p>
      <text:p text:style-name="P28"><text:span text:style-name="T9"><text:s/>2</text:span></text:p>
      <text:p text:style-name="P28"><text:span text:style-name="T9"><text:s/>3</text:span></text:p>
      <text:p text:style-name="P28"><text:span text:style-name="T9"/></text:p>
      <text:p text:style-name="P28"><text:span text:style-name="T9">exec 1</text:span></text:p>
      <text:p text:style-name="P28"><text:span text:style-name="T9">NO node!</text:span></text:p>
      <text:p text:style-name="P28"><text:span text:style-name="T9">exec 4</text:span></text:p>
      <text:p text:style-name="P28"><text:span text:style-name="T9">NO node!</text:span></text:p>
      <text:p text:style-name="P28"><text:span text:style-name="T9">pingall</text:span></text:p>
      <text:p text:style-name="P28"><text:span text:style-name="T9">OK: 1;4;</text:span></text:p>
      <text:p text:style-name="P28"><text:span text:style-name="T9"/></text:p>
      <text:p text:style-name="Standard"><text:span text:style-name="T2">Вывод</text:span></text:p>
      <text:p text:style-name="P26"><text:span text:style-name="T1">Одним из главных препятствий в лабораторной работе было установить библиотеку </text:span><text:span text:style-name="T7">ZeroMQ, </text:span><text:span text:style-name="T8">однако эта трудность была преодолена. В итоге, я освоил быстрые сообщения ZeroMQ и взаимодействие клиент – сервер, в дальнейшем планирую применить эти навыки на работе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9</meta:editing-cycles>
    <meta:creation-date>2023-12-25T11:52:00</meta:creation-date>
    <dc:date>2023-12-27T13:24:51.671245566</dc:date>
    <dc:language>en-US</dc:language>
    <meta:editing-duration>PT1H1M51S</meta:editing-duration>
    <meta:generator>LibreOffice/7.3.7.2$Linux_X86_64 LibreOffice_project/30$Build-2</meta:generator>
    <meta:document-statistic meta:table-count="0" meta:image-count="0" meta:object-count="0" meta:page-count="11" meta:paragraph-count="437" meta:word-count="1597" meta:character-count="11646" meta:non-whitespace-character-count="104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